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ivisores</text:span></text:p>
      <text:p text:style-name="P1"/>
      <text:p text:style-name="P1"/>
      <text:p text:style-name="Standard"><text:tab/><text:span text:style-name="T2">Pedrão gosta muito de matemática, mas além de gostar de matemática Pedrão tem um número preferido de valor X.</text:span></text:p>
      <text:p text:style-name="Standard"><text:span text:style-name="T2"><text:tab/>Pedrão tem também uma lista de valores. Como ele é muito curioso, ele vai fazer várias perguntas do tipo "Quantos valores da lista entre as posições L e R inclusive são divisíveis por X?". Como a lista pode ser muito grande Pedrão pediu para você escrever um programa que responda às perguntas.</text:span></text:p>
      <text:p text:style-name="Standard"/>
      <text:p text:style-name="Standard"><text:span text:style-name="T4">Entrada</text:span></text:p>
      <text:p text:style-name="Standard"/>
      <text:p text:style-name="Standard"><text:span text:style-name="T2">A primeira linha da entrada contém os valores inteiros N, Q, X, onde N indica a quantidade de valores da lista, Q indica a quantidade de perguntas que Pedrão irá fazer, e X indica o número preferido de Pedrão descrito no enunciado.</text:span></text:p>
      <text:p text:style-name="Standard"><text:span text:style-name="T2">A segunda linha da entrada contém N valores inteiros ai (1&lt;= i &lt;= N), indicando os valores da lista.</text:span></text:p>
      <text:p text:style-name="Standard"><text:span text:style-name="T2">As próximas Q linhas contém dois inteiros L, R (1&lt;=L&lt;=R&lt;=N) indicando uma pergunta.</text:span></text:p>
      <text:p text:style-name="P2"/>
      <text:p text:style-name="Standard"><text:span text:style-name="T3">Restrições</text:span></text:p>
      <text:p text:style-name="P3"/>
      <text:p text:style-name="Standard"><text:span text:style-name="T2">1&lt;= N, Q &lt;= 10^6</text:span></text:p>
      <text:p text:style-name="Standard"><text:span text:style-name="T2">1&lt;= X &lt;= 10^9</text:span></text:p>
      <text:p text:style-name="P2"/>
      <text:p text:style-name="Standard"><text:span text:style-name="T4">Saída</text:span></text:p>
      <text:p text:style-name="Standard"/>
      <text:p text:style-name="Standard"><text:span text:style-name="T2">Para cada pergunta, mostre o resultado.</text:span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3">Exemplo de entrada</text:span></text:p>
          </table:table-cell>
          <table:table-cell table:style-name="Table1.A1" office:value-type="string">
            <text:p text:style-name="P4"><text:span text:style-name="T3">Exemplo de saí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10 5 3</text:span></text:p>
            <text:p text:style-name="P6"><text:span text:style-name="T2">1 12 3 4 5 6 7 8 9 10</text:span></text:p>
            <text:p text:style-name="P6"><text:span text:style-name="T2">1 2</text:span></text:p>
            <text:p text:style-name="P6"><text:span text:style-name="T2">4 6</text:span></text:p>
            <text:p text:style-name="P6"><text:span text:style-name="T2">9 10</text:span></text:p>
            <text:p text:style-name="P6"><text:span text:style-name="T2">1 10</text:span></text:p>
            <text:p text:style-name="P6"><text:span text:style-name="T2">3 3</text:span></text:p>
          </table:table-cell>
          <table:table-cell table:style-name="Table1.A1" office:value-type="string">
            <text:p text:style-name="P6"><text:span text:style-name="T2">1</text:span></text:p>
            <text:p text:style-name="P6"><text:span text:style-name="T2">1</text:span></text:p>
            <text:p text:style-name="P6"><text:span text:style-name="T2">1</text:span></text:p>
            <text:p text:style-name="P6"><text:span text:style-name="T2">4</text:span></text:p>
            <text:p text:style-name="P6"><text:span text:style-name="T2">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6" meta:word-count="198" meta:character-count="1001" meta:non-whitespace-character-count="827"/>
    <meta:generator>LibreOfficeDev/6.0.5.2$Linux_X86_64 LibreOffice_project/</meta:generator>
  </office:meta>
</office:document-meta>
</file>